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44CE014A09231941906.png" manifest:media-type="image/png"/>
  <manifest:file-entry manifest:full-path="Pictures/10000000000006400000044C8272B766EBAEE3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11.686cm" draw:z-index="0"><draw:image xlink:href="Pictures/10000000000006400000044C8272B766EBAEE3CF.png" xlink:type="simple" xlink:show="embed" xlink:actuate="onLoad"/></draw:frame></text:p>
      <text:p text:style-name="Standard"/>
      <text:p text:style-name="Standard"><draw:frame draw:style-name="fr1" draw:name="图像2" text:anchor-type="paragraph" svg:width="17cm" svg:height="11.686cm" draw:z-index="1"><draw:image xlink:href="Pictures/10000000000006400000044CE014A092319419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50:07.779735637</meta:creation-date>
    <dc:date>2018-07-04T10:51:29.804062239</dc:date>
    <meta:editing-duration>PT1M2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